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a13a0"/>
    </style:style>
    <style:style style:name="P3" style:family="paragraph" style:parent-style-name="Standard">
      <style:text-properties officeooo:paragraph-rsid="001a13a0"/>
    </style:style>
    <style:style style:name="P4" style:family="paragraph" style:parent-style-name="Standard">
      <style:text-properties fo:background-color="#ffff00"/>
    </style:style>
    <style:style style:name="P5" style:family="paragraph" style:parent-style-name="Standard">
      <style:paragraph-properties fo:text-align="start" style:justify-single-word="false"/>
      <style:text-properties fo:background-color="#ffff00"/>
    </style:style>
    <style:style style:name="P6" style:family="paragraph" style:parent-style-name="Standard">
      <style:text-properties fo:background-color="#ffbf00"/>
    </style:style>
    <style:style style:name="P7" style:family="paragraph" style:parent-style-name="Standard">
      <style:text-properties officeooo:rsid="001a13a0" officeooo:paragraph-rsid="001a13a0"/>
    </style:style>
    <style:style style:name="T1" style:family="text">
      <style:text-properties style:font-name="Calibri-Light" fo:font-size="28pt" style:font-size-asian="28pt"/>
    </style:style>
    <style:style style:name="T2" style:family="text">
      <style:text-properties fo:color="#2f5497" loext:opacity="100%" style:font-name="Calibri-Light" fo:font-size="16pt" style:font-size-asian="16pt"/>
    </style:style>
    <style:style style:name="T3" style:family="text">
      <style:text-properties fo:color="#2f5497" loext:opacity="100%" style:font-name="Calibri-Light" fo:font-size="13pt" style:font-size-asian="13pt"/>
    </style:style>
    <style:style style:name="T4" style:family="text">
      <style:text-properties fo:color="#000000" loext:opacity="100%" style:font-name="ArialMT" fo:font-size="11pt" style:font-size-asian="11pt"/>
    </style:style>
    <style:style style:name="T5" style:family="text">
      <style:text-properties fo:color="#000000" loext:opacity="100%" style:font-name="Calibri-Light" fo:font-size="28pt" style:font-size-asian="28pt"/>
    </style:style>
    <style:style style:name="T6" style:family="text">
      <style:text-properties fo:color="#000000" loext:opacity="100%" style:font-name="Arial-BoldMT" fo:font-size="11pt" fo:font-weight="bold" style:font-size-asian="11pt" style:font-weight-asian="bold"/>
    </style:style>
    <style:style style:name="T7" style:family="text">
      <style:text-properties fo:color="#000000" loext:opacity="100%" style:font-name="Calibri" fo:font-size="12pt" style:font-size-asian="12pt"/>
    </style:style>
    <style:style style:name="T8" style:family="text">
      <style:text-properties fo:color="#000000" loext:opacity="100%" style:font-name="Calibri" fo:font-size="12pt" style:font-size-asian="12pt"/>
    </style:style>
    <style:style style:name="T9" style:family="text">
      <style:text-properties fo:color="#000000" loext:opacity="100%" style:font-name="CourierNewPSMT" fo:font-size="10pt" style:font-size-asian="10pt"/>
    </style:style>
    <style:style style:name="T10" style:family="text">
      <style:text-properties fo:color="#000000" loext:opacity="100%" style:font-name="CourierNewPS-BoldMT" fo:font-size="10pt" fo:font-weight="bold" style:font-size-asian="10pt" style:font-weight-asian="bold"/>
    </style:style>
    <style:style style:name="T11" style:family="text">
      <style:text-properties fo:color="#000000" loext:opacity="100%" style:font-name="Calibri-Bold" fo:font-size="12pt" fo:font-weight="bold" style:font-size-asian="12pt" style:font-weight-asian="bold"/>
    </style:style>
    <style:style style:name="T12" style:family="text">
      <style:text-properties fo:color="#000000" loext:opacity="100%" style:font-name="TimesNewRomanPSMT" fo:font-size="12pt" style:font-size-asian="12pt"/>
    </style:style>
    <style:style style:name="T13" style:family="text">
      <style:text-properties style:font-name="CourierNewPS-BoldMT" fo:font-size="10pt" fo:font-weight="bold" style:font-size-asian="10pt" style:font-weight-asian="bold"/>
    </style:style>
    <style:style style:name="T14" style:family="text">
      <style:text-properties style:font-name="Calibri" fo:font-size="12pt" style:font-size-asian="12pt"/>
    </style:style>
    <style:style style:name="T15" style:family="text">
      <style:text-properties fo:color="#1f3763" loext:opacity="100%" style:font-name="Calibri-Light" fo:font-size="12pt" style:font-size-asian="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uilding an Enterprise Network</text:span></text:p>
      <text:p text:style-name="Standard"><text:span text:style-name="T1">Part 6: EtherChannel</text:span></text:p>
      <text:p text:style-name="P7"><text:span text:style-name="T1">L2 and L3</text:span></text:p>
      <text:p text:style-name="Standard"><text:span text:style-name="T1"/></text:p>
      <text:p text:style-name="P1" loext:marker-style-name="T2"><text:span text:style-name="T2">Topology from Previous Lab</text:span></text:p>
      <text:p text:style-name="P1" loext:marker-style-name="T4"><text:span text:style-name="T4">Begin by using the topology you completed in the previous lab. We currently have configured VLANs,</text:span><text:span text:style-name="T4"/></text:p>
      <text:p text:style-name="P1" loext:marker-style-name="T4"><text:span text:style-name="T4">trunking, routed ports and routing in our switch block, so we have complete reachability between all</text:span><text:span text:style-name="T4"/></text:p>
      <text:p text:style-name="Standard"><text:span text:style-name="T4">device.</text:span></text:p>
      <text:p text:style-name="Standard"><text:span text:style-name="T5"/></text:p>
      <text:p text:style-name="P1" loext:marker-style-name="T2"><text:span text:style-name="T2">EtherChannel</text:span></text:p>
      <text:p text:style-name="P1" loext:marker-style-name="T4"><text:span text:style-name="T4">EtherChannel is a port link aggregation technology or protocol developed by Cisco, which allows the</text:span><text:span text:style-name="T4"/></text:p>
      <text:p text:style-name="P1" loext:marker-style-name="T4"><text:span text:style-name="T4">bundling of several physical Ethernet links to form a single logical link between two networking</text:span><text:span text:style-name="T4"/></text:p>
      <text:p text:style-name="P1" loext:marker-style-name="T4"><text:span text:style-name="T4">devices. This aggregation enhances the bandwidth by combining multiple links' capacities and</text:span><text:span text:style-name="T4"/></text:p>
      <text:p text:style-name="P1" loext:marker-style-name="T4"><text:span text:style-name="T4">provides redundancy for higher network resilience. EtherChannel can operate at both Layer 2 and</text:span><text:span text:style-name="T4"/></text:p>
      <text:p text:style-name="P1" loext:marker-style-name="T4"><text:span text:style-name="T4">Layer 3 of the OSI model, enabling flexibility in network design and implementation.</text:span><text:span text:style-name="T4"/></text:p>
      <text:p text:style-name="P1" loext:marker-style-name="T4"><text:span text:style-name="T6">Layer 3 EtherChannel</text:span><text:span text:style-name="T4">: At Layer 3, EtherChannel aggregates multiple links into a single logical</text:span></text:p>
      <text:p text:style-name="P1" loext:marker-style-name="T4"><text:span text:style-name="T4">connection that can route IP packets. This is used between routing devices or between routers and</text:span><text:span text:style-name="T4"/></text:p>
      <text:p text:style-name="P1" loext:marker-style-name="T4"><text:span text:style-name="T4">switches that support Layer 3 operations. Layer 3 EtherChannel enables the aggregation of</text:span><text:span text:style-name="T4"/></text:p>
      <text:p text:style-name="P1" loext:marker-style-name="T4"><text:span text:style-name="T4">bandwidth and redundancy for routed links, enhancing the performance and reliability of inter-VLAN</text:span><text:span text:style-name="T4"/></text:p>
      <text:p text:style-name="P1" loext:marker-style-name="T4"><text:span text:style-name="T4">routing and core network connectivity.</text:span><text:span text:style-name="T4"/></text:p>
      <text:p text:style-name="P1" loext:marker-style-name="T4"><text:span text:style-name="T6">Link Aggregation Control Protocol (LACP)</text:span><text:span text:style-name="T4">: LACP is part of an IEEE standard (802.3ad) that</text:span></text:p>
      <text:p text:style-name="P1" loext:marker-style-name="T4"><text:span text:style-name="T4">provides a method for automatically creating EtherChannels by dynamically negotiating with</text:span><text:span text:style-name="T4"/></text:p>
      <text:p text:style-name="P1" loext:marker-style-name="T4"><text:span text:style-name="T4">connected devices.</text:span><text:span text:style-name="T4"/></text:p>
      <text:p text:style-name="P1" loext:marker-style-name="T4"><text:span text:style-name="T6">Port Aggregation Protocol (PAgP)</text:span><text:span text:style-name="T4">: PAgP is a Cisco proprietary protocol similar to LACP, designed</text:span></text:p>
      <text:p text:style-name="P1" loext:marker-style-name="T4"><text:span text:style-name="T4">to automatically negotiate the formation of EtherChannel links.</text:span><text:span text:style-name="T4"/></text:p>
      <text:p text:style-name="P1" loext:marker-style-name="T4"><text:span text:style-name="T4">LACP and PAgP facilitate the detection and configuration of links that are capable of aggregation and</text:span><text:span text:style-name="T4"/></text:p>
      <text:p text:style-name="P1" loext:marker-style-name="T4"><text:span text:style-name="T4">ensures that only compatible and properly configured links are aggregated. These protocols are highly</text:span><text:span text:style-name="T4"/></text:p>
      <text:p text:style-name="P1" loext:marker-style-name="T4"><text:span text:style-name="T4">recommended for its ability to dynamically manage link aggregation, thereby reducing the likelihood of</text:span><text:span text:style-name="T4"/></text:p>
      <text:p text:style-name="P1" loext:marker-style-name="T4"><text:span text:style-name="T4">configuration errors and improving network resilience. This facilitates the automatic determination of</text:span><text:span text:style-name="T4"/></text:p>
      <text:p text:style-name="P1" loext:marker-style-name="T4"><text:span text:style-name="T4">which links can be combined based on their configurations and ensures consistent configurations on</text:span><text:span text:style-name="T4"/></text:p>
      <text:p text:style-name="P1" loext:marker-style-name="T4"><text:span text:style-name="T4">both ends of the EtherChannel. While PAgP offers benefits similar to LACP, its use is limited to Cisco</text:span><text:span text:style-name="T4"/></text:p>
      <text:p text:style-name="P1" loext:marker-style-name="T4"><text:span text:style-name="T4">devices.</text:span><text:span text:style-name="T4"/></text:p>
      <text:p text:style-name="P1" loext:marker-style-name="T4"><text:span text:style-name="T6">Static Persistence (Manual Configuration)</text:span><text:span text:style-name="T4">: EtherChannel can also be configured statically, without</text:span></text:p>
      <text:p text:style-name="P1" loext:marker-style-name="T4"><text:span text:style-name="T4">using LACP or PAgP for negotiation. This method requires manual configuration of both ends of the</text:span><text:span text:style-name="T4"/></text:p>
      <text:p text:style-name="P1" loext:marker-style-name="T4"><text:span text:style-name="T4">EtherChannel to aggregate the links. While this approach offers simplicity and control, it lacks the</text:span><text:span text:style-name="T4"/></text:p>
      <text:p text:style-name="P1" loext:marker-style-name="T4"><text:span text:style-name="T4">dynamic negotiation and configuration verification features of LACP and PAgP, potentially increasing</text:span><text:span text:style-name="T4"/></text:p>
      <text:p text:style-name="P1" loext:marker-style-name="T4"><text:span text:style-name="T4">the risk of misconfiguration and operational issues.</text:span><text:span text:style-name="T4"/></text:p>
      <text:p text:style-name="Standard"><text:span text:style-name="T6">Note</text:span><text:span text:style-name="T4">: In this lab we will be configuring Layer 2 and Layer 3 EtherChannel using LACP.</text:span></text:p>
      <text:p text:style-name="Standard"><text:span text:style-name="T5"/></text:p>
      <text:p text:style-name="P1" loext:marker-style-name="T2"><text:span text:style-name="T2">Layer 2 EtherChannel - LACP</text:span></text:p>
      <text:p text:style-name="P1" loext:marker-style-name="T4"><text:span text:style-name="T4">At Layer 2, EtherChannel combines multiple Ethernet links into a single logical link that operates</text:span><text:span text:style-name="T4"/></text:p>
      <text:p text:style-name="P1" loext:marker-style-name="T4"><text:soft-page-break/><text:span text:style-name="T4">between two switches or between a switch and a server. This configuration is typically used in</text:span><text:span text:style-name="T4"/></text:p>
      <text:p text:style-name="P1" loext:marker-style-name="T4"><text:span text:style-name="T4">scenarios where bandwidth aggregation and link redundancy are critical for the operation of access or</text:span><text:span text:style-name="T4"/></text:p>
      <text:p text:style-name="P1" loext:marker-style-name="T4"><text:span text:style-name="T4">aggregation layer switches within a data center or campus network.</text:span><text:span text:style-name="T4"/></text:p>
      <text:p text:style-name="P1" loext:marker-style-name="T4"><text:span text:style-name="T4">Layer 2 EtherChannel between two switches allows STP to treat the combined physical links (known</text:span><text:span text:style-name="T4"/></text:p>
      <text:p text:style-name="P1" loext:marker-style-name="T4"><text:span text:style-name="T4">as a port channel) as a single logical link. This means all the switchports that are part of the Layer 2</text:span><text:span text:style-name="T4"/></text:p>
      <text:p text:style-name="Standard"><text:span text:style-name="T4">EthernChannel are in the forwarding state.</text:span></text:p>
      <text:p text:style-name="Standard"><text:span text:style-name="T5"/></text:p>
      <text:p text:style-name="Standard"><text:span text:style-name="T5"/></text:p>
      <text:p text:style-name="P1" loext:marker-style-name="T3"><text:span text:style-name="T3">Configure EtherChannel Using LACP</text:span></text:p>
      <text:p text:style-name="P1" loext:marker-style-name="T7"><text:span text:style-name="T7">Starting with the access switches in column 1, configure these commands on each of the two</text:span><text:span text:style-name="T7"/></text:p>
      <text:p text:style-name="P1" loext:marker-style-name="T7"><text:span text:style-name="T7">switches that you want to configure with EtherChannel. This will ensure that both sides of the</text:span><text:span text:style-name="T7"/></text:p>
      <text:p text:style-name="P1" loext:marker-style-name="T7"><text:span text:style-name="T7">channel are configured to negotiate the EtherChannel properly and that load balancing is handled in</text:span><text:span text:style-name="T7"/></text:p>
      <text:p text:style-name="P1" loext:marker-style-name="T7"><text:span text:style-name="T7">the desired way. Remember, it's essential that both ends of the EtherChannel are configured</text:span><text:span text:style-name="T7"/></text:p>
      <text:p text:style-name="Standard"><text:span text:style-name="T7">consistently.</text:span></text:p>
      <text:p text:style-name="Standard"/>
      <text:p text:style-name="P6">To remove the configuration switchport access vlan 255 from the interface and ensure it functions as a trunk port instead of an access port, you can use the following command:</text:p>
      <text:p text:style-name="P6"/>
      <text:p text:style-name="P6">perl</text:p>
      <text:p text:style-name="P6">Copy code</text:p>
      <text:p text:style-name="P6">no switchport access vlan 255</text:p>
      <text:p text:style-name="P6">This command removes the VLAN assignment from the interface, effectively reverting it to a trunk port.</text:p>
      <text:p text:style-name="P6"/>
      <text:p text:style-name="P6">Explanation:</text:p>
      <text:p text:style-name="P6"/>
      <text:p text:style-name="P6">switchport access vlan 255: This command configures the interface as an access port and assigns it to VLAN 255. Access ports are used to connect end devices like computers or printers, and they carry traffic for only one VLAN.</text:p>
      <text:p text:style-name="P6">no switchport access vlan 255: This command removes the VLAN assignment from the interface, indicating that it should no longer function as an access port. After removing this configuration, the interface will behave as a trunk port, capable of carrying traffic for multiple VLANs.</text:p>
      <text:p text:style-name="P6">Functionality wise:</text:p>
      <text:p text:style-name="P6"/>
      <text:p text:style-name="P6">With switchport access vlan 255, the interface would function as an access port, allowing traffic only for VLAN 255. This is suitable for connecting an end device that belongs exclusively to VLAN 255.</text:p>
      <text:p text:style-name="P6">After removing switchport access vlan 255 and configuring the port as a trunk, the interface will be able to carry traffic for multiple VLANs, making it suitable for connecting to other switches or networking devices where traffic needs to be tagged with VLAN information.</text:p>
      <text:p text:style-name="P3" loext:marker-style-name="T13"/>
      <text:p text:style-name="P3" loext:marker-style-name="T13">access-1-1(config)# </text:p>
      <text:p text:style-name="P3" loext:marker-style-name="T13"/>
      <text:p text:style-name="P3" loext:marker-style-name="T13">port-channel load-balance src-dst-ip</text:p>
      <text:p text:style-name="P3" loext:marker-style-name="T13">inter range fa 0/1-2</text:p>
      <text:p text:style-name="Standard" loext:marker-style-name="T13">shutdown</text:p>
      <text:p text:style-name="Standard" loext:marker-style-name="T13">channel-protocol lacp</text:p>
      <text:p text:style-name="Standard"><text:soft-page-break/>channel-group 1 mode active</text:p>
      <text:p text:style-name="Standard"/>
      <text:p text:style-name="P3" loext:marker-style-name="T13"/>
      <text:p text:style-name="P3" loext:marker-style-name="T13">access-1-2(config)# </text:p>
      <text:p text:style-name="P7" loext:marker-style-name="T13">conf t</text:p>
      <text:p text:style-name="P3" loext:marker-style-name="T13">port-channel load-balance src-dst-ip</text:p>
      <text:p text:style-name="Standard" loext:marker-style-name="T13">inter range fa 0/1-2</text:p>
      <text:p text:style-name="Standard" loext:marker-style-name="T13">shutdown</text:p>
      <text:p text:style-name="Standard" loext:marker-style-name="T13">channel-protocol lacp</text:p>
      <text:p text:style-name="Standard">channel-group 1 mode active</text:p>
      <text:p text:style-name="Standard"/>
      <text:p text:style-name="P4" loext:marker-style-name="T14">Bring up both interfaces on access-1-1</text:p>
      <text:p text:style-name="Standard" loext:marker-style-name="T14"/>
      <text:p text:style-name="P3" loext:marker-style-name="T13">access-1-1(config)# </text:p>
      <text:p text:style-name="P3" loext:marker-style-name="T13"/>
      <text:p text:style-name="P3" loext:marker-style-name="T13">inter range fa 0/1-2<text:span text:style-name="T13"/></text:p>
      <text:p text:style-name="Standard" loext:marker-style-name="T13">no shutdown</text:p>
      <text:p text:style-name="Standard" loext:marker-style-name="T14"/>
      <text:p text:style-name="P4" loext:marker-style-name="T14">Bring up both interfaces on access-1-2</text:p>
      <text:p text:style-name="Standard" loext:marker-style-name="T14"><text:span text:style-name="T14"/></text:p>
      <text:p text:style-name="P3" loext:marker-style-name="T13">access-1-2(config)# </text:p>
      <text:p text:style-name="P3" loext:marker-style-name="T13"/>
      <text:p text:style-name="P3" loext:marker-style-name="T13">inter range fa 0/1-2<text:span text:style-name="T13"/></text:p>
      <text:p text:style-name="Standard">no shutdown</text:p>
      <text:p text:style-name="Standard"/>
      <text:p text:style-name="Standard"/>
      <text:p text:style-name="P1" loext:marker-style-name="T15"><text:span text:style-name="T15"/></text:p>
      <text:p text:style-name="P1" loext:marker-style-name="T15"><text:span text:style-name="T15">Repeat the EtherChannel Configuration on the other Access Layer Switches</text:span></text:p>
      <text:p text:style-name="P1" loext:marker-style-name="T7"><text:span text:style-name="T7"/></text:p>
      <text:p text:style-name="P5" loext:marker-style-name="T7"><text:span text:style-name="T7">The Packet Tracer bug above is why we waited before configuring LACP on the other access layer</text:span><text:span text:style-name="T7"/></text:p>
      <text:p text:style-name="P5" loext:marker-style-name="T7"><text:span text:style-name="T7">switches.</text:span></text:p>
      <text:p text:style-name="P1" loext:marker-style-name="T7"><text:span text:style-name="T7"/></text:p>
      <text:p text:style-name="P3" loext:marker-style-name="T10">access-x-y(config)# </text:p>
      <text:p text:style-name="P3" loext:marker-style-name="T10"/>
      <text:p text:style-name="P3" loext:marker-style-name="T10">port-channel load-balance src-dst-ip<text:span text:style-name="T10"/></text:p>
      <text:p text:style-name="Standard" loext:marker-style-name="T10">inter range fa 0/1-2</text:p>
      <text:p text:style-name="Standard" loext:marker-style-name="T10">shutdown</text:p>
      <text:p text:style-name="Standard" loext:marker-style-name="T10">channel-protocol lacp</text:p>
      <text:p text:style-name="Standard" loext:marker-style-name="T10">channel-group 1 mode active</text:p>
      <text:p text:style-name="Standard" loext:marker-style-name="T10">exit</text:p>
      <text:p text:style-name="Standard" loext:marker-style-name="T9"/>
      <text:p text:style-name="Standard" loext:marker-style-name="T9">! The following port-channel1 command is only required for Packet Tracer<text:span text:style-name="T9"/></text:p>
      <text:p text:style-name="Standard" loext:marker-style-name="T10"/>
      <text:p text:style-name="P3" loext:marker-style-name="T10">access-x-y(config)# </text:p>
      <text:p text:style-name="P3" loext:marker-style-name="T10"/>
      <text:p text:style-name="P7" loext:marker-style-name="T10">conf t</text:p>
      <text:p text:style-name="P3" loext:marker-style-name="T10">interface port-channel1<text:span text:style-name="T10"/></text:p>
      <text:p text:style-name="Standard" loext:marker-style-name="T10">switchport trunk allowed vlan 1,10,20,30,40,90,100,180,254</text:p>
      <text:p text:style-name="Standard"><text:soft-page-break/>exit</text:p>
      <text:p text:style-name="Standard"/>
      <text:p text:style-name="Standard"><text:span text:style-name="T3">Add a Second Routed Port between Distribution Switches</text:span></text:p>
      <text:p text:style-name="Standard"><text:span text:style-name="T3"/></text:p>
      <text:p text:style-name="P1" loext:marker-style-name="T7"><text:span text:style-name="T7">Add another physical connection between distribution-1 and distribution-2 using the GigabitEthernet</text:span></text:p>
      <text:p text:style-name="P1" loext:marker-style-name="T7"><text:span text:style-name="T7">1/0/23 ports.</text:span></text:p>
      <text:p text:style-name="P1" loext:marker-style-name="T7"><text:span text:style-name="T7"/></text:p>
      <text:p text:style-name="P1" loext:marker-style-name="T3"><text:span text:style-name="T3">Configuring Layer 3 EtherChannel using LACP</text:span></text:p>
      <text:p text:style-name="P1" loext:marker-style-name="T7"><text:span text:style-name="T7">These are the commands for configuring a Layer 3 EtherChannel on a Layer 3 switch (or router).</text:span></text:p>
      <text:p text:style-name="Standard"><text:span text:style-name="T7">Configure distribution-1 switch.</text:span></text:p>
      <text:p text:style-name="Standard"><text:span text:style-name="T3"/></text:p>
      <text:p text:style-name="P3" loext:marker-style-name="T13">distribution-1(config)# </text:p>
      <text:p text:style-name="P3" loext:marker-style-name="T13"/>
      <text:p text:style-name="P3" loext:marker-style-name="T13">inter g 1/0/24</text:p>
      <text:p text:style-name="Standard" loext:marker-style-name="T13">no ip address</text:p>
      <text:p text:style-name="Standard" loext:marker-style-name="T13">exit</text:p>
      <text:p text:style-name="Standard" loext:marker-style-name="T13">interface Port-channel2</text:p>
      <text:p text:style-name="Standard" loext:marker-style-name="T13">no switchport</text:p>
      <text:p text:style-name="Standard" loext:marker-style-name="T13">ip address 10.111.1.1 255.255.255.0</text:p>
      <text:p text:style-name="Standard" loext:marker-style-name="T13">no shutdown</text:p>
      <text:p text:style-name="Standard" loext:marker-style-name="T13">exit</text:p>
      <text:p text:style-name="Standard" loext:marker-style-name="T13">interface range gig 1/0/23-24</text:p>
      <text:p text:style-name="Standard" loext:marker-style-name="T13">no switchport</text:p>
      <text:p text:style-name="Standard" loext:marker-style-name="T13">channel-protocol lacp</text:p>
      <text:p text:style-name="Standard" loext:marker-style-name="T13">channel-group 2 mode active</text:p>
      <text:p text:style-name="Standard" loext:marker-style-name="T13">no shutdown</text:p>
      <text:p text:style-name="Standard">end</text:p>
      <text:p text:style-name="Standard"/>
      <text:p text:style-name="Standard"><text:span text:style-name="T14">Perform similar commands on distribution-2 switch, using its IPv4 address for the port-channel.</text:span></text:p>
      <text:p text:style-name="Standard"><text:span text:style-name="T14"/></text:p>
      <text:p text:style-name="P3" loext:marker-style-name="T13">distribution-2(config)# </text:p>
      <text:p text:style-name="P3" loext:marker-style-name="T13"/>
      <text:p text:style-name="P3" loext:marker-style-name="T13">inter g 1/0/24</text:p>
      <text:p text:style-name="Standard" loext:marker-style-name="T13">no ip address</text:p>
      <text:p text:style-name="Standard" loext:marker-style-name="T13">exit</text:p>
      <text:p text:style-name="Standard" loext:marker-style-name="T13">interface Port-channel2</text:p>
      <text:p text:style-name="Standard" loext:marker-style-name="T13">no switchport</text:p>
      <text:p text:style-name="Standard" loext:marker-style-name="T13">ip address 10.111.1.2 255.255.255.0</text:p>
      <text:p text:style-name="Standard" loext:marker-style-name="T13">no shutdown</text:p>
      <text:p text:style-name="Standard" loext:marker-style-name="T13">exit</text:p>
      <text:p text:style-name="Standard" loext:marker-style-name="T13">interface range gig 1/0/23-24</text:p>
      <text:p text:style-name="Standard" loext:marker-style-name="T13">no switchport</text:p>
      <text:p text:style-name="Standard" loext:marker-style-name="T13">channel-protocol lacp</text:p>
      <text:p text:style-name="Standard" loext:marker-style-name="T13">channel-group 2 mode active</text:p>
      <text:p text:style-name="Standard" loext:marker-style-name="T13">no shutdown</text:p>
      <text:p text:style-name="Standard">end</text:p>
      <text:p text:style-name="Standard"/>
      <text:p text:style-name="Standard"/>
      <text:p text:style-name="Standard"><text:soft-page-break/></text:p>
      <text:p text:style-name="P1" loext:marker-style-name="T15"><text:span text:style-name="T15">Verify L3 EtherChannel with ping</text:span></text:p>
      <text:p text:style-name="P1" loext:marker-style-name="T7"><text:span text:style-name="T7">The final verification that everything works is using </text:span><text:span text:style-name="T11">ping </text:span><text:span text:style-name="T7">to verify our Layer2 and Layer 3</text:span></text:p>
      <text:p text:style-name="P1" loext:marker-style-name="T7"><text:span text:style-name="T7">EthernChannels are operating as expected.</text:span><text:span text:style-name="T7"/></text:p>
      <text:p text:style-name="P1" loext:marker-style-name="T7"><text:span text:style-name="T7">From PC with IPv4 address 10.10.1.100, ping 10.30.4.101. This frame/packet will need to be</text:span><text:span text:style-name="T7"/></text:p>
      <text:p text:style-name="P1" loext:marker-style-name="T7"><text:span text:style-name="T7">forwarded across both Layer 2 and Layer 3 EtherChannels.</text:span><text:span text:style-name="T7"/></text:p>
      <text:p text:style-name="P1" loext:marker-style-name="T10"><text:span text:style-name="T9">C:\&gt; </text:span><text:span text:style-name="T10">ping 10.30.4.101</text:span></text:p>
      <text:p text:style-name="P1" loext:marker-style-name="T9"><text:span text:style-name="T9">Pinging 10.30.4.101 with 32 bytes of data:</text:span><text:span text:style-name="T9"/></text:p>
      <text:p text:style-name="P1" loext:marker-style-name="T9"><text:span text:style-name="T9">Request timed out.</text:span><text:span text:style-name="T9"/></text:p>
      <text:p text:style-name="P1" loext:marker-style-name="T9"><text:span text:style-name="T9">Reply from 10.30.4.101: bytes=32 time&lt;1ms TTL=126</text:span><text:span text:style-name="T9"/></text:p>
      <text:p text:style-name="P1" loext:marker-style-name="T9"><text:span text:style-name="T9">Reply from 10.30.4.101: bytes=32 time&lt;1ms TTL=126</text:span><text:span text:style-name="T9"/></text:p>
      <text:p text:style-name="P1" loext:marker-style-name="T9"><text:span text:style-name="T9">Reply from 10.30.4.101: bytes=32 time&lt;1ms TTL=126</text:span><text:span text:style-name="T9"/></text:p>
      <text:p text:style-name="P1" loext:marker-style-name="T9"><text:span text:style-name="T9">Ping statistics for 10.30.4.101:</text:span><text:span text:style-name="T9"/></text:p>
      <text:p text:style-name="P1" loext:marker-style-name="T9"><text:span text:style-name="T9">Packets: Sent = 4, Received = 3, Lost = 1 (25% loss),</text:span><text:span text:style-name="T9"/></text:p>
      <text:p text:style-name="P1" loext:marker-style-name="T9"><text:span text:style-name="T9">Approximate round trip times in milli-seconds:</text:span><text:span text:style-name="T9"/></text:p>
      <text:p text:style-name="P1" loext:marker-style-name="T9"><text:span text:style-name="T9">Minimum = 0ms, Maximum = 0ms, Average = 0ms</text:span><text:span text:style-name="T9"/></text:p>
      <text:p text:style-name="P1" loext:marker-style-name="T9"><text:span text:style-name="T9">C:\&gt;</text:span><text:span text:style-name="T9"/></text:p>
      <text:p text:style-name="P1" loext:marker-style-name="T12"><text:span text:style-name="T1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text:p>
      <text:p text:style-name="P1" loext:marker-style-name="T2"><text:span text:style-name="T2">Final Configurations</text:span><text:span text:style-name="T2"/></text:p>
      <text:p text:style-name="P1" loext:marker-style-name="T7"><text:span text:style-name="T7">Distribution-1</text:span><text:span text:style-name="T7"/></text:p>
      <text:p text:style-name="P1" loext:marker-style-name="T9"><text:span text:style-name="T9">!</text:span><text:span text:style-name="T9"/></text:p>
      <text:p text:style-name="P1" loext:marker-style-name="T9"><text:span text:style-name="T9">interface Port-channel2</text:span><text:span text:style-name="T9"/></text:p>
      <text:p text:style-name="P1" loext:marker-style-name="T9"><text:span text:style-name="T9">no switchport</text:span><text:span text:style-name="T9"/></text:p>
      <text:p text:style-name="P1" loext:marker-style-name="T9"><text:span text:style-name="T9">ip address 10.111.1.1 255.255.255.0</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GigabitEthernet1/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GigabitEthernet1/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7"><text:soft-page-break/><text:span text:style-name="T7">Access-1-1</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text:p>
      <text:p text:style-name="P1" loext:marker-style-name="T9"><text:span text:style-name="T9">channel-group 1 mode active</text:span><text:span text:style-name="T9"/></text:p>
      <text:p text:style-name="P1" loext:marker-style-name="T9"><text:span text:style-name="T9">!</text:span><text:span text:style-name="T9"/></text:p>
      <text:p text:style-name="P1" loext:marker-style-name="T9"><text:span text:style-name="T9"/></text:p>
      <text:p text:style-name="P1" loext:marker-style-name="T9"><text:span text:style-name="T9">interface FastEthernet0/2</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p>
      <text:p text:style-name="P1" loext:marker-style-name="T9"><text:span text:style-name="T9"/></text:p>
      <text:p text:style-name="P1" loext:marker-style-name="T9"><text:span text:style-name="T9"/></text:p>
      <text:p text:style-name="P1" loext:marker-style-name="T9"><text:span text:style-name="T9"/></text:p>
      <text:p text:style-name="P1" loext:marker-style-name="T9"><text:span text:style-name="T9"/></text:p>
      <text:p text:style-name="P1" loext:marker-style-name="T9"><text:span text:style-name="T9">!</text:span><text:span text:style-name="T9"/></text:p>
      <text:p text:style-name="P1" loext:marker-style-name="T7"><text:span text:style-name="T7">Access-2-1</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oft-page-break/><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7"><text:span text:style-name="T7">Access-1-2</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text:p>
      <text:p text:style-name="P1" loext:marker-style-name="T9"><text:span text:style-name="T9">interface FastEthernet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7"><text:span text:style-name="T7">Access-2-2</text:span><text:span text:style-name="T7"/></text:p>
      <text:p text:style-name="P2" loext:marker-style-name="T9"><text:span text:style-name="T9">!</text:span></text:p>
      <text:p text:style-name="P2" loext:marker-style-name="T9"><text:span text:style-name="T9"/></text:p>
      <text:p text:style-name="P2" loext:marker-style-name="T9"><text:span text:style-name="T9">interface Port-channel1</text:span></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2</text:span><text:span text:style-name="T9"/></text:p>
      <text:p text:style-name="P1" loext:marker-style-name="T9"><text:soft-page-break/><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7"><text:span text:style-name="T7">Distribution-2</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2</text:span><text:span text:style-name="T9"/></text:p>
      <text:p text:style-name="P1" loext:marker-style-name="T9"><text:span text:style-name="T9"/></text:p>
      <text:p text:style-name="P1" loext:marker-style-name="T9"><text:span text:style-name="T9">no switchport</text:span><text:span text:style-name="T9"/></text:p>
      <text:p text:style-name="P1" loext:marker-style-name="T9"><text:span text:style-name="T9">ip address 10.111.1.2 255.255.255.0</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GigabitEthernet1/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GigabitEthernet1/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p>
      <text:p text:style-name="P1" loext:marker-style-name="T9"><text:span text:style-name="T9">!</text:span><text:span text:style-name="T9"/></text:p>
      <text:p text:style-name="P1" loext:marker-style-name="T7"><text:span text:style-name="T7">Access-1-3</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p>
      <text:p text:style-name="P1" loext:marker-style-name="T9"><text:span text:style-name="T9">interface FastEthernet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p>
      <text:p text:style-name="P1" loext:marker-style-name="T9"><text:soft-page-break/><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7"><text:span text:style-name="T7">Access-2-3</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7"><text:span text:style-name="T7">Access-1-4</text:span><text:span text:style-name="T7"/></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2</text:span><text:span text:style-name="T9"/></text:p>
      <text:p text:style-name="P1" loext:marker-style-name="T9"><text:span text:style-name="T9"/></text:p>
      <text:p text:style-name="P1" loext:marker-style-name="T9"><text:soft-page-break/><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11"><text:span text:style-name="T11">Access-2-4</text:span><text:span text:style-name="T11"/></text:p>
      <text:p text:style-name="P1" loext:marker-style-name="T9"><text:span text:style-name="T9">!</text:span><text:span text:style-name="T9"/></text:p>
      <text:p text:style-name="P1" loext:marker-style-name="T9"><text:span text:style-name="T9"/></text:p>
      <text:p text:style-name="P1" loext:marker-style-name="T9"><text:span text:style-name="T9">interface Port-channel1</text:span><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1</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P1" loext:marker-style-name="T9"><text:span text:style-name="T9"/></text:p>
      <text:p text:style-name="P1" loext:marker-style-name="T9"><text:span text:style-name="T9">!</text:span><text:span text:style-name="T9"/></text:p>
      <text:p text:style-name="P1" loext:marker-style-name="T9"><text:span text:style-name="T9">interface FastEthernet0/2</text:span><text:span text:style-name="T9"/></text:p>
      <text:p text:style-name="P1" loext:marker-style-name="T9"><text:span text:style-name="T9"/></text:p>
      <text:p text:style-name="P1" loext:marker-style-name="T9"><text:span text:style-name="T9">switchport trunk native vlan 254</text:span><text:span text:style-name="T9"/></text:p>
      <text:p text:style-name="P1" loext:marker-style-name="T9"><text:span text:style-name="T9">switchport trunk allowed vlan 1,10,20,30,40,90,100,180,254</text:span><text:span text:style-name="T9"/></text:p>
      <text:p text:style-name="P1" loext:marker-style-name="T9"><text:span text:style-name="T9">switchport mode trunk</text:span><text:span text:style-name="T9"/></text:p>
      <text:p text:style-name="P1" loext:marker-style-name="T9"><text:span text:style-name="T9">switchport nonegotiate</text:span><text:span text:style-name="T9"/></text:p>
      <text:p text:style-name="P1" loext:marker-style-name="T9"><text:span text:style-name="T9">channel-protocol lacp</text:span><text:span text:style-name="T9"/></text:p>
      <text:p text:style-name="P1" loext:marker-style-name="T9"><text:span text:style-name="T9">channel-group 1 mode active</text:span><text:span text:style-name="T9"/></text:p>
      <text:p text:style-name="Standard"><text:span text:style-name="T9"/></text:p>
      <text:p text:style-name="Standard"><text:span text:style-name="T9">!</text:span></text:p>
      <text:p text:style-name="Standard"><text:span text:style-name="T14"/></text:p>
      <text:p text:style-name="Standard"><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4T06:28:23.093000000</meta:creation-date>
    <dc:date>2024-05-04T08:01:54.188000000</dc:date>
    <meta:editing-duration>PT1H33M31S</meta:editing-duration>
    <meta:editing-cycles>2</meta:editing-cycles>
    <meta:generator>LibreOffice/7.5.5.2$Windows_X86_64 LibreOffice_project/ca8fe7424262805f223b9a2334bc7181abbcbf5e</meta:generator>
    <meta:document-statistic meta:table-count="0" meta:image-count="0" meta:object-count="0" meta:page-count="10" meta:paragraph-count="380" meta:word-count="1783" meta:character-count="13147" meta:non-whitespace-character-count="11736"/>
  </office:meta>
</office:document-meta>
</file>